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2" style:family="graphic" style:parent-style-name="standard">
      <style:graphic-properties svg:stroke-width="0.08cm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034cm" fo:min-width="0.862cm"/>
    </style:style>
  </office:automatic-styles>
  <office:body>
    <office:drawing>
      <draw:page draw:name="page1" draw:style-name="dp1" draw:master-page-name="Default">
        <draw:g>
          <draw:glue-point draw:id="4" svg:x="0cm" svg:y="-0.345cm"/>
          <draw:glue-point draw:id="5" svg:x="0cm" svg:y="-2.672cm"/>
          <draw:rect draw:style-name="gr1" draw:layer="layout" svg:width="0.862cm" svg:height="0.69cm" svg:x="0cm" svg:y="0cm">
            <text:p/>
          </draw:rect>
          <draw:rect draw:style-name="gr2" draw:layer="layout" svg:width="0.638cm" svg:height="0.455cm" svg:x="0.112cm" svg:y="0.117cm">
            <text:p/>
          </draw:rect>
          <draw:rect draw:style-name="gr1" draw:layer="layout" svg:width="0.293cm" svg:height="0.11cm" svg:x="0.284cm" svg:y="0.462cm">
            <text:p/>
          </draw:rect>
          <draw:path draw:style-name="gr3" draw:layer="layout" svg:width="0.463cm" svg:height="0.055cm" svg:x="0.233cm" svg:y="0.117cm" svg:viewBox="0 0 464 56" svg:d="m0 0v56m66-56v56m66-56v56m67-56v56m66-56v56m66-56v56m67-56v56m66-56v56">
            <text:p/>
          </draw:path>
          <draw:frame draw:style-name="gr4" draw:layer="layout" svg:width="0.862cm" svg:height="1.034cm" svg:x="0cm" svg:y="0.966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RJ45 Wall-Plug</dc:title>
    <meta:creation-date>2011-02-07T17:12:2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